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c9a27" officeooo:paragraph-rsid="001c9a27"/>
    </style:style>
    <style:style style:name="P2" style:family="paragraph" style:parent-style-name="Heading_20_1">
      <style:text-properties officeooo:rsid="001c9a27" officeooo:paragraph-rsid="001c9a27"/>
    </style:style>
    <style:style style:name="P3" style:family="paragraph" style:parent-style-name="Standard">
      <style:text-properties officeooo:rsid="001c9a27" officeooo:paragraph-rsid="001c9a27"/>
    </style:style>
    <style:style style:name="P4" style:family="paragraph" style:parent-style-name="Text_20_body">
      <style:text-properties officeooo:rsid="001c9a27" officeooo:paragraph-rsid="001c9a27"/>
    </style:style>
    <style:style style:name="P5" style:family="paragraph" style:parent-style-name="Text_20_body">
      <style:text-properties officeooo:rsid="001cb6e8" officeooo:paragraph-rsid="001cb6e8"/>
    </style:style>
    <style:style style:name="T1" style:family="text">
      <style:text-properties officeooo:rsid="001cb6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Bad Wizard</text:h>
      <text:p text:style-name="P3"/>
      <text:h text:style-name="Heading_20_2" text:outline-level="2">Conceito</text:h>
      <text:p text:style-name="P4">Bad Wizard é um jogo de plataforma e puzzle, onde o jogador controla um mago que não completou seu treinamento e sabe apenas dois feitiços: Gust (truque de transmutação que compele uma massa de ar a empurrar objetos para longe do mago) e <text:span text:style-name="T1">Mage Hand (truque de conjuração que invoca uma mão mágica que pode interagir com objetos).</text:span></text:p>
      <text:p text:style-name="P5">A mecânica do jogo compreende movimentos básicos de andar e pular no cenário 2D, além de um botão para o uso do feitiço Gust. O mouse age como a representação do feitiço Mage Hand, podendo o jogador interagir com objetos do cenário usando o ponteiro como uma mão mágica do personagem.</text:p>
      <text:p text:style-name="P5">Durante a jogatina, o jogado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c9a27" officeooo:paragraph-rsid="001c9a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Game Design Document</text:p>
        <text:p text:style-name="MP1">Bad Wizar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8:30:05.037619670</meta:creation-date>
    <dc:date>2023-11-09T18:47:02.266115493</dc:date>
    <meta:editing-duration>PT6M17S</meta:editing-duration>
    <meta:editing-cycles>1</meta:editing-cycles>
    <meta:document-statistic meta:table-count="0" meta:image-count="0" meta:object-count="0" meta:page-count="1" meta:paragraph-count="7" meta:word-count="122" meta:character-count="690" meta:non-whitespace-character-count="574"/>
    <meta:generator>LibreOffice/7.3.7.2$Linux_X86_64 LibreOffice_project/30$Build-2</meta:generator>
  </office:meta>
</office:document-meta>
</file>